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'est un peu la base : Finir le didacticiel</text:p>
      <text:p text:style-name="Standard">Winter is coming : Finir le niveau 1,1</text:p>
      <text:p text:style-name="Standard">Le lac gelé : Finir le niveau 1,2</text:p>
      <text:p text:style-name="Standard">Des survivants morts : Finir le niveau 2,1</text:p>
      <text:p text:style-name="Standard">Le début de la fin : Finir le niveau 2,2</text:p>
      <text:p text:style-name="Standard">Welcome home : Finir le niveau 3,1</text:p>
      <text:p text:style-name="Standard">Les seigneurs de l'Anneau : Finir le niveau 3,2</text:p>
      <text:p text:style-name="Standard">La voie de la vengeance : Finir le niveau 4,1</text:p>
      <text:p text:style-name="Standard">La mauvaise fin : Finir le niveau 4,2,a</text:p>
      <text:p text:style-name="Standard">La bonne fin : Finir le niveau 4,2,b</text:p>
      <text:p text:style-name="Standard"/>
      <text:p text:style-name="Standard">Suivre les lucioles : Finir le niveau A.A</text:p>
      <text:p text:style-name="Standard">Entre les ponts : Finir le niveau A.B</text:p>
      <text:p text:style-name="Standard">Le petit canyon : Finir le niveau B.A</text:p>
      <text:p text:style-name="Standard">Vamos a la playa : Finir le niveau B.B</text:p>
      <text:p text:style-name="Standard">Les griffes de la mer : Finir le niveau C.A</text:p>
      <text:p text:style-name="Standard">Bienvenue en enfer : Finir le niveau C.B</text:p>
      <text:p text:style-name="Standard">Une autre culture : Finir le niveau D avec le bon choix</text:p>
      <text:p text:style-name="Standard">Un nouvel espoir <text:s/>: Finir le niveau D avec le mauvais choix</text:p>
      <text:p text:style-name="Standard"/>
      <text:p text:style-name="Standard">Un adversaire surprenant : Tuer le premier boss</text:p>
      <text:p text:style-name="Standard">L'Âge de glace : Qui a volé mon gland?</text:p>
      <text:p text:style-name="Standard">Un vrai petit garçon : Du moins ce qu'il en reste</text:p>
      <text:p text:style-name="Standard">Cookie Clicker : Cliquer sur le cookie</text:p>
      <text:p text:style-name="Standard">Raie moulade : Trouver le raie mangeuse de céleri</text:p>
      <text:p text:style-name="Standard">Un ancien ami : Commencer la reconquête de Vaporium</text:p>
      <text:p text:style-name="Standard">Shenron : Invoquer le dragon sacré</text:p>
      <text:p text:style-name="Standard">Faut pas se presser : Prendre 2 minutes pour réfléchir</text:p>
      <text:p text:style-name="Standard">It's over nine! : Atteindre le niveau 10</text:p>
      <text:p text:style-name="Standard"/>
      <text:p text:style-name="Standard">Carnage : Tuer 10 monstres en moins de 3 secondes</text:p>
      <text:p text:style-name="Standard">One shot : Tuer au moins 5 ennemis en un coup</text:p>
      <text:p text:style-name="Standard">Flash : Finir un niveau en moins de 10 minutes</text:p>
      <text:p text:style-name="Standard">Usain : Tuer un boss en moins d'une minute</text:p>
      <text:p text:style-name="Standard">Sociable : Déclencher tous les dialogues du jeu </text:p>
      <text:p text:style-name="Standard">Madame Bovary : Lire toutes les pages du journal </text:p>
      <text:p text:style-name="Standard">Accro : Se doper 100 fois</text:p>
      <text:p text:style-name="Standard">C'est pas que de l'eau : Boire 200 potion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2M18S</meta:editing-duration>
    <meta:editing-cycles>4</meta:editing-cycles>
    <meta:generator>OpenOffice.org/3.3$Win32 OpenOffice.org_project/330m20$Build-9567</meta:generator>
    <dc:date>2014-01-08T23:58:43.36</dc:date>
    <meta:document-statistic meta:table-count="0" meta:image-count="0" meta:object-count="0" meta:page-count="1" meta:paragraph-count="35" meta:word-count="309" meta:character-count="1493"/>
    <meta:user-defined meta:name="Info 1"/>
    <meta:user-defined meta:name="Info 2"/>
    <meta:user-defined meta:name="Info 3"/>
    <meta:user-defined meta:name="Info 4"/>
  </office:meta>
</office:document-meta>
</file>